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316cm"/>
    </style:style>
    <style:style style:name="Таблица2.B" style:family="table-column">
      <style:table-column-properties style:column-width="4.44cm"/>
    </style:style>
    <style:style style:name="Таблица2.C" style:family="table-column">
      <style:table-column-properties style:column-width="10.238cm"/>
    </style:style>
    <style:style style:name="Таблица2.1" style:family="table-row">
      <style:table-row-properties style:min-row-height="0.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fo:language="en" fo:country="US" style:font-size-asian="9pt" style:font-size-complex="9pt"/>
    </style:style>
    <style:style style:name="P4" style:family="paragraph" style:parent-style-name="Table_20_Contents">
      <style:text-properties fo:font-size="9pt" fo:language="ru" fo:country="RU" style:font-size-asian="9pt" style:font-size-complex="9pt"/>
    </style:style>
    <style:style style:name="P5" style:family="paragraph" style:parent-style-name="Standard">
      <style:text-properties style:font-name="Nimbus Roman No9 L" fo:font-size="12pt" style:font-size-asian="10.5pt" style:font-size-complex="12pt"/>
    </style:style>
    <style:style style:name="P6" style:family="paragraph" style:parent-style-name="Standard">
      <style:text-properties style:font-name="Nimbus Roman No9 L" fo:font-size="12pt" style:font-size-asian="12pt" style:font-size-complex="12pt"/>
    </style:style>
    <style:style style:name="P7" style:family="paragraph" style:parent-style-name="Standard">
      <style:text-properties style:font-name="Nimbus Roman No9 L" fo:font-size="9pt" style:font-size-asian="9pt" style:font-size-complex="9pt"/>
    </style:style>
    <style:style style:name="P8" style:family="paragraph" style:parent-style-name="Standard">
      <style:text-properties style:font-name="FreeMono" fo:font-size="6pt" style:font-size-asian="6pt" style:font-size-complex="6pt"/>
    </style:style>
    <style:style style:name="P9" style:family="paragraph" style:parent-style-name="Standard">
      <style:text-properties style:font-name="FreeMono" fo:font-size="8pt" style:font-size-asian="8pt" style:font-size-complex="8pt"/>
    </style:style>
    <style:style style:name="P10" style:family="paragraph" style:parent-style-name="Standard">
      <style:text-properties style:font-name="FreeMono" fo:font-size="6pt" officeooo:paragraph-rsid="00153e5d" style:font-size-asian="6pt" style:font-size-complex="6pt"/>
    </style:style>
    <style:style style:name="P11" style:family="paragraph" style:parent-style-name="Standard">
      <style:text-properties style:font-name="FreeMono" fo:font-size="8pt" officeooo:paragraph-rsid="0019f2a8" style:font-size-asian="8pt" style:font-size-complex="8pt"/>
    </style:style>
    <style:style style:name="P12" style:family="paragraph" style:parent-style-name="Standard">
      <style:text-properties style:font-name="Nimbus Roman No9 L" fo:font-size="9pt" officeooo:paragraph-rsid="0018cff5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paragraph-rsid="00150719"/>
    </style:style>
    <style:style style:name="T1" style:family="text">
      <style:text-properties officeooo:rsid="00150719"/>
    </style:style>
    <style:style style:name="T2" style:family="text">
      <style:text-properties officeooo:rsid="00153e5d"/>
    </style:style>
    <style:style style:name="T3" style:family="text">
      <style:text-properties officeooo:rsid="0018cff5"/>
    </style:style>
    <style:style style:name="T4" style:family="text">
      <style:text-properties officeooo:rsid="0019f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"/>
            <text:p text:style-name="P1">Лабораторная работа № 2</text:p>
            <text:p text:style-name="P1">Лексический анализ транслируемой программы</text:p>
          </table:table-cell>
          <table:table-cell table:style-name="Таблица1.A1" office:value-type="string">
            <text:p text:style-name="P1">Студент<text:span text:style-name="T1">ы</text:span></text:p>
          </table:table-cell>
          <table:table-cell table:style-name="Таблица1.C1" office:value-type="string">
            <text:p text:style-name="P13"><text:span text:style-name="T1">Стрельцов В. О.</text:span></text:p>
            <text:p text:style-name="P13"><text:span text:style-name="T1">Горемыкин М. В.</text:span></text:p>
          </table:table-cell>
        </table:table-row>
        <table:table-row>
          <table:covered-table-cell/>
          <table:table-cell table:style-name="Таблица1.B2" office:value-type="string">
            <text:p text:style-name="P1">Группа</text:p>
          </table:table-cell>
          <table:table-cell table:style-name="Таблица1.C2" office:value-type="string">
            <text:p text:style-name="P1">ИВТ-460</text:p>
          </table:table-cell>
        </table:table-row>
        <table:table-row>
          <table:covered-table-cell/>
          <table:table-cell table:style-name="Таблица1.B2" office:value-type="string">
            <text:p text:style-name="P1">Преподаватель</text:p>
          </table:table-cell>
          <table:table-cell table:style-name="Таблица1.C2" office:value-type="string">
            <text:p text:style-name="P1">Сычев О. А.</text:p>
          </table:table-cell>
        </table:table-row>
      </table:table>
      <text:p text:style-name="Standard"/>
      <text:p text:style-name="Standard">Реализуемый язык: Common Lisp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Тип лексемы</text:p>
          </table:table-cell>
          <table:table-cell table:style-name="Таблица2.A1" office:value-type="string">
            <text:p text:style-name="P2">Лексема</text:p>
          </table:table-cell>
          <table:table-cell table:style-name="Таблица2.C1" office:value-type="string">
            <text:p text:style-name="P2">Значение, особенности</text:p>
          </table:table-cell>
        </table:table-row>
        <table:table-row>
          <table:table-cell table:style-name="Таблица2.A2" table:number-rows-spanned="45" office:value-type="string">
            <text:p text:style-name="P2">Ключевое слово</text:p>
          </table:table-cell>
          <table:table-cell table:style-name="Таблица2.A2" office:value-type="string">
            <text:p text:style-name="P2">loop</text:p>
          </table:table-cell>
          <table:table-cell table:style-name="Таблица2.C2" table:number-rows-spanned="9" office:value-type="string">
            <text:p text:style-name="P2">ключевые слова, используемые в циклах</text:p>
          </table:table-cell>
        </table:table-row>
        <table:table-row>
          <table:covered-table-cell/>
          <table:table-cell table:style-name="Таблица2.A2" office:value-type="string">
            <text:p text:style-name="P2">f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in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d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from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t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repeat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while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until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progn</text:p>
          </table:table-cell>
          <table:table-cell table:style-name="Таблица2.C2" office:value-type="string">
            <text:p text:style-name="P2">группировка нескольких выражений в один блок</text:p>
          </table:table-cell>
        </table:table-row>
        <table:table-row>
          <table:covered-table-cell/>
          <table:table-cell table:style-name="Таблица2.A2" office:value-type="string">
            <text:p text:style-name="P2">defparameter</text:p>
          </table:table-cell>
          <table:table-cell table:style-name="Таблица2.C2" office:value-type="string">
            <text:p text:style-name="P2">объявление глоб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setf</text:p>
          </table:table-cell>
          <table:table-cell table:style-name="Таблица2.C2" office:value-type="string">
            <text:p text:style-name="P4">присвоение значения глоб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let</text:p>
          </table:table-cell>
          <table:table-cell table:style-name="Таблица2.C2" office:value-type="string">
            <text:p text:style-name="P4">объявление локальной переменной</text:p>
          </table:table-cell>
        </table:table-row>
        <table:table-row>
          <table:covered-table-cell/>
          <table:table-cell table:style-name="Таблица2.A2" office:value-type="string">
            <text:p text:style-name="P2">vector</text:p>
          </table:table-cell>
          <table:table-cell table:style-name="Таблица2.C2" office:value-type="string">
            <text:p text:style-name="P2">создание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vector-push</text:p>
          </table:table-cell>
          <table:table-cell table:style-name="Таблица2.C2" office:value-type="string">
            <text:p text:style-name="P2">добавление элемента в вектор</text:p>
          </table:table-cell>
        </table:table-row>
        <table:table-row>
          <table:covered-table-cell/>
          <table:table-cell table:style-name="Таблица2.A2" office:value-type="string">
            <text:p text:style-name="P2">vector-pop</text:p>
          </table:table-cell>
          <table:table-cell table:style-name="Таблица2.C2" office:value-type="string">
            <text:p text:style-name="P2">удаление элемента из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elt</text:p>
          </table:table-cell>
          <table:table-cell table:style-name="Таблица2.C2" office:value-type="string">
            <text:p text:style-name="P2">обращение к элементу контейнера</text:p>
          </table:table-cell>
        </table:table-row>
        <table:table-row>
          <table:covered-table-cell/>
          <table:table-cell table:style-name="Таблица2.A2" office:value-type="string">
            <text:p text:style-name="P2">list</text:p>
          </table:table-cell>
          <table:table-cell table:style-name="Таблица2.C2" office:value-type="string">
            <text:p text:style-name="P2">создание листа</text:p>
          </table:table-cell>
        </table:table-row>
        <table:table-row>
          <table:covered-table-cell/>
          <table:table-cell table:style-name="Таблица2.A2" office:value-type="string">
            <text:p text:style-name="P3">list-length</text:p>
          </table:table-cell>
          <table:table-cell table:style-name="Таблица2.C2" office:value-type="string">
            <text:p text:style-name="P2">получение размера листа</text:p>
          </table:table-cell>
        </table:table-row>
        <table:table-row>
          <table:covered-table-cell/>
          <table:table-cell table:style-name="Таблица2.A2" office:value-type="string">
            <text:p text:style-name="P3">length</text:p>
          </table:table-cell>
          <table:table-cell table:style-name="Таблица2.C2" office:value-type="string">
            <text:p text:style-name="P2">получение размера вектора</text:p>
          </table:table-cell>
        </table:table-row>
        <table:table-row>
          <table:covered-table-cell/>
          <table:table-cell table:style-name="Таблица2.A2" office:value-type="string">
            <text:p text:style-name="P2">find</text:p>
          </table:table-cell>
          <table:table-cell table:style-name="Таблица2.C2" office:value-type="string">
            <text:p text:style-name="P2">проверка вхождения элемента в последовательность</text:p>
          </table:table-cell>
        </table:table-row>
        <table:table-row>
          <table:covered-table-cell/>
          <table:table-cell table:style-name="Таблица2.A2" office:value-type="string">
            <text:p text:style-name="P2">position</text:p>
          </table:table-cell>
          <table:table-cell table:style-name="Таблица2.C2" office:value-type="string">
            <text:p text:style-name="P2">получение индекса первого вхождения элемента в последовательность</text:p>
          </table:table-cell>
        </table:table-row>
        <table:table-row>
          <table:covered-table-cell/>
          <table:table-cell table:style-name="Таблица2.A2" office:value-type="string">
            <text:p text:style-name="P2">remove</text:p>
          </table:table-cell>
          <table:table-cell table:style-name="Таблица2.C2" office:value-type="string">
            <text:p text:style-name="P2">удаление элемента контейнера</text:p>
          </table:table-cell>
        </table:table-row>
        <table:table-row>
          <table:covered-table-cell/>
          <table:table-cell table:style-name="Таблица2.A2" office:value-type="string">
            <text:p text:style-name="P2">substitute</text:p>
          </table:table-cell>
          <table:table-cell table:style-name="Таблица2.C2" office:value-type="string">
            <text:p text:style-name="P2">заменяет элемент в последовательности новым элементом</text:p>
          </table:table-cell>
        </table:table-row>
        <table:table-row>
          <table:covered-table-cell/>
          <table:table-cell table:style-name="Таблица2.A2" office:value-type="string">
            <text:p text:style-name="P2">concatenate</text:p>
          </table:table-cell>
          <table:table-cell table:style-name="Таблица2.C2" office:value-type="string">
            <text:p text:style-name="P2">склеивает строки</text:p>
          </table:table-cell>
        </table:table-row>
        <table:table-row>
          <table:covered-table-cell/>
          <table:table-cell table:style-name="Таблица2.A2" office:value-type="string">
            <text:p text:style-name="P2">if</text:p>
          </table:table-cell>
          <table:table-cell table:style-name="Таблица2.C2" office:value-type="string">
            <text:p text:style-name="P2">условный оператор</text:p>
          </table:table-cell>
        </table:table-row>
        <table:table-row>
          <table:covered-table-cell/>
          <table:table-cell table:style-name="Таблица2.A2" office:value-type="string">
            <text:p text:style-name="P2">dotimes</text:p>
          </table:table-cell>
          <table:table-cell table:style-name="Таблица2.C2" office:value-type="string">
            <text:p text:style-name="P2">ключевое слово для организации цикла</text:p>
          </table:table-cell>
        </table:table-row>
        <table:table-row>
          <table:covered-table-cell/>
          <table:table-cell table:style-name="Таблица2.A2" office:value-type="string">
            <text:p text:style-name="P2">defun</text:p>
          </table:table-cell>
          <table:table-cell table:style-name="Таблица2.C2" office:value-type="string">
            <text:p text:style-name="P2">начало определения функции</text:p>
          </table:table-cell>
        </table:table-row>
        <table:table-row>
          <table:covered-table-cell/>
          <table:table-cell table:style-name="Таблица2.A2" office:value-type="string">
            <text:p text:style-name="P2">slot-value</text:p>
          </table:table-cell>
          <table:table-cell table:style-name="Таблица2.C2" office:value-type="string">
            <text:p text:style-name="P2">обращение к слоту объекта</text:p>
          </table:table-cell>
        </table:table-row>
        <table:table-row>
          <table:covered-table-cell/>
          <table:table-cell table:style-name="Таблица2.A2" office:value-type="string">
            <text:p text:style-name="P2">open</text:p>
          </table:table-cell>
          <table:table-cell table:style-name="Таблица2.C2" office:value-type="string">
            <text:p text:style-name="P2">открыть поток для чтения</text:p>
          </table:table-cell>
        </table:table-row>
        <table:table-row>
          <table:covered-table-cell/>
          <table:table-cell table:style-name="Таблица2.A2" office:value-type="string">
            <text:p text:style-name="P2">close</text:p>
          </table:table-cell>
          <table:table-cell table:style-name="Таблица2.C2" office:value-type="string">
            <text:p text:style-name="P2">закрыть поток для чтения</text:p>
          </table:table-cell>
        </table:table-row>
        <table:table-row>
          <table:covered-table-cell/>
          <table:table-cell table:style-name="Таблица2.A2" office:value-type="string">
            <text:p text:style-name="P2">with-open-file</text:p>
          </table:table-cell>
          <table:table-cell table:style-name="Таблица2.C2" office:value-type="string">
            <text:p text:style-name="P2">выполнить <text:s/>действие с открытым файлом</text:p>
          </table:table-cell>
        </table:table-row>
        <table:table-row>
          <table:covered-table-cell/>
          <table:table-cell table:style-name="Таблица2.A2" office:value-type="string">
            <text:p text:style-name="P2">format</text:p>
          </table:table-cell>
          <table:table-cell table:style-name="Таблица2.C2" office:value-type="string">
            <text:p text:style-name="P2">форматированный вывод данных</text:p>
          </table:table-cell>
        </table:table-row>
        <table:table-row>
          <table:covered-table-cell/>
          <table:table-cell table:style-name="Таблица2.A2" office:value-type="string">
            <text:p text:style-name="P2">funcall</text:p>
          </table:table-cell>
          <table:table-cell table:style-name="Таблица2.C2" office:value-type="string">
            <text:p text:style-name="P2">вызов функции</text:p>
          </table:table-cell>
        </table:table-row>
        <table:table-row>
          <table:covered-table-cell/>
          <table:table-cell table:style-name="Таблица2.A2" office:value-type="string">
            <text:p text:style-name="P2">defclass</text:p>
          </table:table-cell>
          <table:table-cell table:style-name="Таблица2.C2" office:value-type="string">
            <text:p text:style-name="P2">начало определения класса</text:p>
          </table:table-cell>
        </table:table-row>
        <table:table-row>
          <table:covered-table-cell/>
          <table:table-cell table:style-name="Таблица2.A2" office:value-type="string">
            <text:p text:style-name="P2">'</text:p>
          </table:table-cell>
          <table:table-cell table:style-name="Таблица2.C2" office:value-type="string">
            <text:p text:style-name="P2">ключевое слово, указываемое перед именами слотов или классов</text:p>
          </table:table-cell>
        </table:table-row>
        <table:table-row>
          <table:covered-table-cell/>
          <table:table-cell table:style-name="Таблица2.A2" office:value-type="string">
            <text:p text:style-name="P2">print</text:p>
          </table:table-cell>
          <table:table-cell table:style-name="Таблица2.C2" office:value-type="string">
            <text:p text:style-name="P2">вывод значения выражений</text:p>
          </table:table-cell>
        </table:table-row>
        <table:table-row>
          <table:covered-table-cell/>
          <table:table-cell table:style-name="Таблица2.A2" office:value-type="string">
            <text:p text:style-name="P2">:initform</text:p>
          </table:table-cell>
          <table:table-cell table:style-name="Таблица2.C2" office:value-type="string">
            <text:p text:style-name="P2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2.A2" office:value-type="string">
            <text:p text:style-name="P2">:reade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write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accessor</text:p>
          </table:table-cell>
          <table:table-cell table:style-name="Таблица2.C2" office:value-type="string">
            <text:p text:style-name="P2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2.A2" office:value-type="string">
            <text:p text:style-name="P2">:initarg</text:p>
          </table:table-cell>
          <table:table-cell table:style-name="Таблица2.C2" office:value-type="string">
            <text:p text:style-name="P2">ключевое слово, при передаче в make-instance задающее значение слоту</text:p>
          </table:table-cell>
        </table:table-row>
        <table:table-row>
          <table:covered-table-cell/>
          <table:table-cell table:style-name="Таблица2.A2" office:value-type="string">
            <text:p text:style-name="P2">:allocation</text:p>
          </table:table-cell>
          <table:table-cell table:style-name="Таблица2.C2" office:value-type="string">
            <text:p text:style-name="P2">указывает является ли слот статическим</text:p>
          </table:table-cell>
        </table:table-row>
        <table:table-row>
          <table:covered-table-cell/>
          <table:table-cell table:style-name="Таблица2.A2" office:value-type="string">
            <text:p text:style-name="P2">:type</text:p>
          </table:table-cell>
          <table:table-cell table:style-name="Таблица2.C2" office:value-type="string">
            <text:p text:style-name="P2">указывает тип слота</text:p>
          </table:table-cell>
        </table:table-row>
        <table:table-row>
          <table:covered-table-cell/>
          <table:table-cell table:style-name="Таблица2.A2" office:value-type="string">
            <text:p text:style-name="P2">:documentation</text:p>
          </table:table-cell>
          <table:table-cell table:style-name="Таблица2.C2" office:value-type="string">
            <text:p text:style-name="P2">редко используемое ключевое слово, задающее документацию по слоту</text:p>
          </table:table-cell>
        </table:table-row>
        <table:table-row>
          <table:table-cell table:style-name="Таблица2.A2" table:number-rows-spanned="2" office:value-type="string">
            <text:p text:style-name="P2">Комментарий</text:p>
          </table:table-cell>
          <table:table-cell table:style-name="Таблица2.A2" office:value-type="string">
            <text:p text:style-name="P2">; …</text:p>
          </table:table-cell>
          <table:table-cell table:style-name="Таблица2.C2" office:value-type="string">
            <text:p text:style-name="P2">однострочный комментарий</text:p>
          </table:table-cell>
        </table:table-row>
        <table:table-row>
          <table:covered-table-cell/>
          <table:table-cell table:style-name="Таблица2.A2" office:value-type="string">
            <text:p text:style-name="P2">#| … |#</text:p>
          </table:table-cell>
          <table:table-cell table:style-name="Таблица2.C2" office:value-type="string">
            <text:p text:style-name="P2">многострочный комментарий</text:p>
          </table:table-cell>
        </table:table-row>
        <table:table-row>
          <table:table-cell table:style-name="Таблица2.A2" office:value-type="string">
            <text:p text:style-name="P2">Строковая константа</text:p>
          </table:table-cell>
          <table:table-cell table:style-name="Таблица2.A2" office:value-type="string">
            <text:p text:style-name="P2">" … "</text:p>
          </table:table-cell>
          <table:table-cell table:style-name="Таблица2.C2" office:value-type="string">
            <text:p text:style-name="P2">может быть многострочной, не обязательно завершена нулем.</text:p>
          </table:table-cell>
        </table:table-row>
        <table:table-row>
          <table:table-cell table:style-name="Таблица2.A2" table:number-rows-spanned="4" office:value-type="string">
            <text:p text:style-name="P2">Целочисленная константа</text:p>
          </table:table-cell>
          <table:table-cell table:style-name="Таблица2.A2" office:value-type="string">
            <text:p text:style-name="P2">#b&lt;двоичное число&gt;</text:p>
          </table:table-cell>
          <table:table-cell table:style-name="Таблица2.C2" office:value-type="string">
            <text:p text:style-name="P2">в бинар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#o&lt;восьмеричное число&gt;</text:p>
          </table:table-cell>
          <table:table-cell table:style-name="Таблица2.C2" office:value-type="string">
            <text:p text:style-name="P2">в восьм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&lt;десятеричное число&gt;</text:p>
          </table:table-cell>
          <table:table-cell table:style-name="Таблица2.C2" office:value-type="string">
            <text:p text:style-name="P2">в десят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">#h&lt;шестнадцатиричное число&gt;</text:p>
          </table:table-cell>
          <table:table-cell table:style-name="Таблица2.C2" office:value-type="string">
            <text:p text:style-name="P2">в шестнадцатеричном виде</text:p>
          </table:table-cell>
        </table:table-row>
        <table:table-row>
          <table:table-cell table:style-name="Таблица2.A2" table:number-rows-spanned="2" office:value-type="string">
            <text:p text:style-name="P2">Символьная константа</text:p>
          </table:table-cell>
          <table:table-cell table:style-name="Таблица2.A2" office:value-type="string">
            <text:p text:style-name="P2">#\&lt;символ&gt;</text:p>
          </table:table-cell>
          <table:table-cell table:style-name="Таблица2.C2" office:value-type="string">
            <text:p text:style-name="P2">печатный символ</text:p>
          </table:table-cell>
        </table:table-row>
        <table:table-row>
          <table:covered-table-cell/>
          <table:table-cell table:style-name="Таблица2.A2" office:value-type="string">
            <text:p text:style-name="P2">#\&lt;ключевое слово&gt;</text:p>
          </table:table-cell>
          <table:table-cell table:style-name="Таблица2.C2" office:value-type="string">
            <text:p text:style-name="P2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2.A2" table:number-rows-spanned="2" office:value-type="string">
            <text:p text:style-name="P2">Булева константа</text:p>
          </table:table-cell>
          <table:table-cell table:style-name="Таблица2.A2" office:value-type="string">
            <text:p text:style-name="P2">t</text:p>
          </table:table-cell>
          <table:table-cell table:style-name="Таблица2.C2" office:value-type="string">
            <text:p text:style-name="P2">истина</text:p>
          </table:table-cell>
        </table:table-row>
        <table:table-row>
          <table:covered-table-cell/>
          <table:table-cell table:style-name="Таблица2.A2" office:value-type="string">
            <text:p text:style-name="P2">nil</text:p>
          </table:table-cell>
          <table:table-cell table:style-name="Таблица2.C2" office:value-type="string">
            <text:p text:style-name="P2">ложь</text:p>
          </table:table-cell>
        </table:table-row>
        <table:table-row>
          <table:table-cell table:style-name="Таблица2.A2" table:number-rows-spanned="13" office:value-type="string">
            <text:p text:style-name="P2">Операции</text:p>
          </table:table-cell>
          <table:table-cell table:style-name="Таблица2.A2" office:value-type="string">
            <text:p text:style-name="P2">( … )</text:p>
          </table:table-cell>
          <table:table-cell table:style-name="Таблица2.C2" office:value-type="string">
            <text:p text:style-name="P2">скобки</text:p>
          </table:table-cell>
        </table:table-row>
        <table:table-row>
          <table:covered-table-cell/>
          <table:table-cell table:style-name="Таблица2.A2" office:value-type="string">
            <text:p text:style-name="P2">+</text:p>
          </table:table-cell>
          <table:table-cell table:style-name="Таблица2.C2" table:number-rows-spanned="4" office:value-type="string">
            <text:p text:style-name="P2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2.A2" office:value-type="string">
            <text:p text:style-name="P2">-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*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/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gt;</text:p>
          </table:table-cell>
          <table:table-cell table:style-name="Таблица2.C2" table:number-rows-spanned="5" office:value-type="string">
            <text:p text:style-name="P2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2.A2" office:value-type="string">
            <text:p text:style-name="P2">&g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lt;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&l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and</text:p>
          </table:table-cell>
          <table:table-cell table:style-name="Таблица2.C2" table:number-rows-spanned="3" office:value-type="string">
            <text:p text:style-name="P2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2.A2" office:value-type="string">
            <text:p text:style-name="P2">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2">not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2">Символ</text:p>
          </table:table-cell>
          <table:table-cell table:style-name="Таблица2.A2" office:value-type="string">
            <text:p text:style-name="P2">...</text:p>
          </table:table-cell>
          <table:table-cell table:style-name="Таблица2.C2" office:value-type="string">
            <text:p text:style-name="P2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2.A2" office:value-type="string">
            <text:p text:style-name="P2">:...</text:p>
          </table:table-cell>
          <table:table-cell table:style-name="Таблица2.C2" office:value-type="string">
            <text:p text:style-name="P2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Входной файл для flex</text:p>
      <text:p text:style-name="Standard"/>
      <text:p text:style-name="P10"><text:span text:style-name="T2">%{</text:span></text:p>
      <text:p text:style-name="P10"><text:span text:style-name="T2"/></text:p>
      <text:p text:style-name="P10"><text:span text:style-name="T2">#include &lt;string.h&gt;</text:span></text:p>
      <text:p text:style-name="P10"><text:span text:style-name="T2">int my_powah(int base, int n)</text:span></text:p>
      <text:p text:style-name="P10"><text:span text:style-name="T2">{</text:span></text:p>
      <text:p text:style-name="P10"><text:span text:style-name="T2"><text:s text:c="4"/>int result = 1;</text:span></text:p>
      <text:p text:style-name="P10"><text:span text:style-name="T2"><text:s text:c="4"/>for (int i = 0; i &lt; n; i++)</text:span></text:p>
      <text:p text:style-name="P10"><text:span text:style-name="T2"><text:s text:c="8"/>result *= base;</text:span></text:p>
      <text:p text:style-name="P10"><text:span text:style-name="T2"><text:s text:c="4"/>return result;</text:span></text:p>
      <text:p text:style-name="P10"><text:span text:style-name="T2">}</text:span></text:p>
      <text:p text:style-name="P10"><text:span text:style-name="T2">int nondec2dec(char * string, int base) {</text:span></text:p>
      <text:p text:style-name="P10"><text:span text:style-name="T2"><text:s text:c="4"/>int result = 0;</text:span></text:p>
      <text:p text:style-name="P10"><text:span text:style-name="T2"><text:s text:c="4"/>size_t length = strlen(string);</text:span></text:p>
      <text:p text:style-name="P10"><text:span text:style-name="T2"><text:s text:c="4"/>for (size_t i = 0; i &lt; length; i++)</text:span></text:p>
      <text:p text:style-name="P10"><text:span text:style-name="T2"><text:s text:c="4"/>{</text:span></text:p>
      <text:p text:style-name="P10"><text:span text:style-name="T2"><text:s text:c="8"/>char cur = string[length - i - 1];</text:span></text:p>
      <text:p text:style-name="P10"><text:span text:style-name="T2"><text:s text:c="8"/>int tmp = 0;</text:span></text:p>
      <text:p text:style-name="P10"><text:span text:style-name="T2"><text:s text:c="8"/>switch (cur)</text:span></text:p>
      <text:p text:style-name="P10"><text:span text:style-name="T2"><text:s text:c="8"/>{</text:span></text:p>
      <text:p text:style-name="P10"><text:span text:style-name="T2"><text:s text:c="8"/>case '0':</text:span></text:p>
      <text:p text:style-name="P10"><text:span text:style-name="T2"><text:s text:c="8"/>case '1':</text:span></text:p>
      <text:p text:style-name="P10"><text:span text:style-name="T2"><text:s text:c="8"/>case '2':</text:span></text:p>
      <text:p text:style-name="P10"><text:span text:style-name="T2"><text:s text:c="8"/>case '3':</text:span></text:p>
      <text:p text:style-name="P10"><text:span text:style-name="T2"><text:s text:c="8"/>case '4':</text:span></text:p>
      <text:p text:style-name="P10"><text:span text:style-name="T2"><text:s text:c="8"/>case '5':</text:span></text:p>
      <text:p text:style-name="P10"><text:span text:style-name="T2"><text:s text:c="8"/>case '6':</text:span></text:p>
      <text:p text:style-name="P10"><text:span text:style-name="T2"><text:s text:c="8"/>case '7':</text:span></text:p>
      <text:p text:style-name="P10"><text:span text:style-name="T2"><text:s text:c="8"/>case '8':</text:span></text:p>
      <text:p text:style-name="P10"><text:span text:style-name="T2"><text:s text:c="8"/>case '9':</text:span></text:p>
      <text:p text:style-name="P10"><text:span text:style-name="T2"><text:s text:c="12"/>tmp = (int)cur - 0x30;</text:span></text:p>
      <text:p text:style-name="P10"><text:span text:style-name="T2"><text:s text:c="12"/>break;</text:span></text:p>
      <text:p text:style-name="P10"><text:span text:style-name="T2"><text:s text:c="8"/>case 'A':</text:span></text:p>
      <text:p text:style-name="P10"><text:span text:style-name="T2"><text:s text:c="8"/>case 'B':</text:span></text:p>
      <text:p text:style-name="P10"><text:span text:style-name="T2"><text:s text:c="8"/>case 'C':</text:span></text:p>
      <text:p text:style-name="P10"><text:span text:style-name="T2"><text:s text:c="8"/>case 'D':</text:span></text:p>
      <text:p text:style-name="P10"><text:span text:style-name="T2"><text:s text:c="8"/>case 'E':</text:span></text:p>
      <text:p text:style-name="P10"><text:span text:style-name="T2"><text:s text:c="8"/>case 'F':</text:span></text:p>
      <text:p text:style-name="P10"><text:span text:style-name="T2"><text:s text:c="12"/>tmp = (int)cur - ('A' - 0xA);</text:span></text:p>
      <text:p text:style-name="P10"><text:span text:style-name="T2"><text:s text:c="12"/>break;</text:span></text:p>
      <text:p text:style-name="P10"><text:span text:style-name="T2"><text:s text:c="8"/>case 'a':</text:span></text:p>
      <text:p text:style-name="P10"><text:span text:style-name="T2"><text:s text:c="8"/>case 'b':</text:span></text:p>
      <text:p text:style-name="P10"><text:span text:style-name="T2"><text:s text:c="8"/>case 'c':</text:span></text:p>
      <text:p text:style-name="P10"><text:span text:style-name="T2"><text:s text:c="8"/>case 'd':</text:span></text:p>
      <text:p text:style-name="P10"><text:span text:style-name="T2"><text:s text:c="8"/>case 'e':</text:span></text:p>
      <text:p text:style-name="P10"><text:span text:style-name="T2"><text:s text:c="8"/>case 'f':</text:span></text:p>
      <text:p text:style-name="P10"><text:span text:style-name="T2"><text:s text:c="12"/>tmp = (int)cur - ('a' - 0xA);</text:span></text:p>
      <text:p text:style-name="P10"><text:span text:style-name="T2"><text:s text:c="12"/>break;</text:span></text:p>
      <text:p text:style-name="P10"><text:span text:style-name="T2"><text:s text:c="8"/>default:</text:span></text:p>
      <text:p text:style-name="P10"><text:span text:style-name="T2"><text:s text:c="12"/>tmp = 0;</text:span></text:p>
      <text:p text:style-name="P10"><text:span text:style-name="T2"><text:s text:c="8"/>}</text:span></text:p>
      <text:p text:style-name="P10"><text:span text:style-name="T2"><text:s text:c="8"/>result += tmp * my_powah(base, i);</text:span></text:p>
      <text:p text:style-name="P10"><text:span text:style-name="T2"><text:s text:c="4"/>}</text:span></text:p>
      <text:p text:style-name="P10"><text:span text:style-name="T2"><text:s text:c="4"/>return result;</text:span></text:p>
      <text:p text:style-name="P10"><text:span text:style-name="T2">}</text:span></text:p>
      <text:p text:style-name="P10"><text:span text:style-name="T2">void buffer_output(char * title, char * buf, unsigned int len)</text:span></text:p>
      <text:p text:style-name="P10"><text:span text:style-name="T2">{</text:span></text:p>
      <text:p text:style-name="P10"><text:span text:style-name="T2"><text:s text:c="4"/>printf("%s", title);</text:span></text:p>
      <text:p text:style-name="P10"><text:span text:style-name="T2"><text:s text:c="4"/>for (unsigned int i = 0; i &lt; len; i++)</text:span></text:p>
      <text:p text:style-name="P10"><text:span text:style-name="T2"><text:s text:c="8"/>printf("%c", buf[i]);</text:span></text:p>
      <text:p text:style-name="P10"><text:span text:style-name="T2"><text:s text:c="4"/>printf("\n");</text:span></text:p>
      <text:p text:style-name="P10"><text:span text:style-name="T2">}</text:span></text:p>
      <text:p text:style-name="P10"><text:span text:style-name="T2"/></text:p>
      <text:p text:style-name="P10"><text:span text:style-name="T2">%}</text:span></text:p>
      <text:p text:style-name="P10"><text:span text:style-name="T2"/></text:p>
      <text:p text:style-name="P10"><text:span text:style-name="T2">%option noyywrap</text:span></text:p>
      <text:p text:style-name="P10"><text:span text:style-name="T2">%option never-interactive</text:span></text:p>
      <text:p text:style-name="P10"><text:span text:style-name="T2">%option case-insensitive</text:span></text:p>
      <text:p text:style-name="P10"><text:span text:style-name="T2"/></text:p>
      <text:p text:style-name="P10"><text:span text:style-name="T2">DIGIT_BIN <text:s text:c="6"/>[0-1]</text:span></text:p>
      <text:p text:style-name="P10"><text:span text:style-name="T2">DIGIT_OCT <text:s text:c="6"/>[0-7]</text:span></text:p>
      <text:p text:style-name="P10"><text:span text:style-name="T2">DIGIT_DEC <text:s text:c="6"/>[0-9]</text:span></text:p>
      <text:p text:style-name="P10"><text:span text:style-name="T2">DIGIT_HEX <text:s text:c="6"/>[0-9a-fA-F]</text:span></text:p>
      <text:p text:style-name="P10"><text:span text:style-name="T2">WHITESPACE <text:s text:c="5"/>[ \t\n\r]</text:span></text:p>
      <text:p text:style-name="P10"><text:span text:style-name="T2">NOTWHITESPACE <text:s text:c="2"/>[^ \t\n\r]</text:span></text:p>
      <text:p text:style-name="P10"><text:span text:style-name="T2">SYMBOLID <text:s text:c="7"/>[a-zA-Z0-9+\-*/@$%^&amp;_=&lt;&gt;~.]</text:span></text:p>
      <text:p text:style-name="P10"><text:span text:style-name="T2"/></text:p>
      <text:p text:style-name="P10"><text:span text:style-name="T2">%x COMMENT_ML</text:span></text:p>
      <text:p text:style-name="P10"><text:span text:style-name="T2">%x STRING</text:span></text:p>
      <text:p text:style-name="P10"><text:span text:style-name="T2"/></text:p>
      <text:p text:style-name="P10"><text:span text:style-name="T2">%%</text:span></text:p>
      <text:p text:style-name="P10"><text:span text:style-name="T2"/></text:p>
      <text:p text:style-name="P10"><text:span text:style-name="T2">%{</text:span></text:p>
      <text:p text:style-name="P10"><text:span text:style-name="T2">char <text:s text:c="11"/>buffer[8 * 1024]; <text:s text:c="2"/>// For storing strings, comments etc.</text:span></text:p>
      <text:p text:style-name="P10"><text:span text:style-name="T2">unsigned int <text:s text:c="3"/>buffer_length = 0; <text:s/>// Length of the buffer.</text:span></text:p>
      <text:p text:style-name="P10"><text:span text:style-name="T2">%}</text:span></text:p>
      <text:p text:style-name="P10"><text:span text:style-name="T2"/></text:p>
      <text:p text:style-name="P10"><text:span text:style-name="T2">"#|" {</text:span></text:p>
      <text:p text:style-name="P10"><text:span text:style-name="T2"><text:s text:c="4"/>// Multiline comment beginning.</text:span></text:p>
      <text:p text:style-name="P10"><text:span text:style-name="T2"><text:s text:c="4"/>buffer_length = 0;</text:span></text:p>
      <text:p text:style-name="P10"><text:span text:style-name="T2"><text:s text:c="4"/>BEGIN(COMMENT_ML);</text:span></text:p>
      <text:p text:style-name="P10"><text:span text:style-name="T2">}</text:span></text:p>
      <text:p text:style-name="P10"><text:span text:style-name="T2">"\"" {</text:span></text:p>
      <text:p text:style-name="P10"><text:span text:style-name="T2"><text:s text:c="4"/>// String constant beginning.</text:span></text:p>
      <text:p text:style-name="P10"><text:span text:style-name="T2"><text:s text:c="4"/>buffer_length = 0;</text:span></text:p>
      <text:p text:style-name="P10"><text:span text:style-name="T2"><text:s text:c="4"/>BEGIN(STRING);</text:span></text:p>
      <text:p text:style-name="P10"><text:span text:style-name="T2">}</text:span></text:p>
      <text:p text:style-name="P10"><text:span text:style-name="T2">";".* {</text:span></text:p>
      <text:p text:style-name="P10"><text:span text:style-name="T2"><text:s text:c="4"/>// Singleline comment.</text:span></text:p>
      <text:p text:style-name="P10"><text:span text:style-name="T2"><text:s text:c="4"/>strcpy(buffer, yytext + 1);</text:span></text:p>
      <text:p text:style-name="P10"><text:soft-page-break/><text:span text:style-name="T2"><text:s text:c="4"/>buffer_length = strlen(yytext + 1);</text:span></text:p>
      <text:p text:style-name="P10"><text:span text:style-name="T2"><text:s text:c="4"/>buffer_output("Comment: <text:s text:c="18"/>", buffer, buffer_length);</text:span></text:p>
      <text:p text:style-name="P10"><text:span text:style-name="T2">}</text:span></text:p>
      <text:p text:style-name="P10"><text:span text:style-name="T2">{WHITESPACE}+ {</text:span></text:p>
      <text:p text:style-name="P10"><text:span text:style-name="T2"><text:s text:c="4"/>// Whitespaces.</text:span></text:p>
      <text:p text:style-name="P10"><text:span text:style-name="T2"><text:s text:c="4"/>//printf("Skipping whitespace\n");</text:span></text:p>
      <text:p text:style-name="P10"><text:span text:style-name="T2"><text:s text:c="4"/>//printf("Whitespace: <text:s/>%s\n", yytext);</text:span></text:p>
      <text:p text:style-name="P10"><text:span text:style-name="T2">}</text:span></text:p>
      <text:p text:style-name="P10"><text:span text:style-name="T2">"(" {</text:span></text:p>
      <text:p text:style-name="P10"><text:span text:style-name="T2"><text:s text:c="4"/>// Opening parenthesis.</text:span></text:p>
      <text:p text:style-name="P10"><text:span text:style-name="T2"><text:s text:c="4"/>printf("Opening paren: <text:s text:c="12"/>%s\n", yytext);</text:span></text:p>
      <text:p text:style-name="P10"><text:span text:style-name="T2">}</text:span></text:p>
      <text:p text:style-name="P10"><text:span text:style-name="T2">")" {</text:span></text:p>
      <text:p text:style-name="P10"><text:span text:style-name="T2"><text:s text:c="4"/>// Closing parenthesis.</text:span></text:p>
      <text:p text:style-name="P10"><text:span text:style-name="T2"><text:s text:c="4"/>printf("Closing paren: <text:s text:c="12"/>%s\n", yytext);</text:span></text:p>
      <text:p text:style-name="P10"><text:span text:style-name="T2">}</text:span></text:p>
      <text:p text:style-name="P10"><text:span text:style-name="T2">"+" {</text:span></text:p>
      <text:p text:style-name="P10"><text:span text:style-name="T2"><text:s text:c="4"/>// Operator: addition.</text:span></text:p>
      <text:p text:style-name="P10"><text:span text:style-name="T2"><text:s text:c="4"/>printf("Operator add: <text:s text:c="13"/>%s\n", yytext);</text:span></text:p>
      <text:p text:style-name="P10"><text:span text:style-name="T2">}</text:span></text:p>
      <text:p text:style-name="P10"><text:span text:style-name="T2">"-" {</text:span></text:p>
      <text:p text:style-name="P10"><text:span text:style-name="T2"><text:s text:c="4"/>// Operator: subtraction.</text:span></text:p>
      <text:p text:style-name="P10"><text:span text:style-name="T2"><text:s text:c="4"/>printf("Operator sub: <text:s text:c="13"/>%s\n", yytext);</text:span></text:p>
      <text:p text:style-name="P10"><text:span text:style-name="T2">}</text:span></text:p>
      <text:p text:style-name="P10"><text:span text:style-name="T2">"*" {</text:span></text:p>
      <text:p text:style-name="P10"><text:span text:style-name="T2"><text:s text:c="4"/>// Operator: multiplication.</text:span></text:p>
      <text:p text:style-name="P10"><text:span text:style-name="T2"><text:s text:c="4"/>printf("Operator mult: <text:s text:c="12"/>%s\n", yytext);</text:span></text:p>
      <text:p text:style-name="P10"><text:span text:style-name="T2">}</text:span></text:p>
      <text:p text:style-name="P10"><text:span text:style-name="T2">"/" {</text:span></text:p>
      <text:p text:style-name="P10"><text:span text:style-name="T2"><text:s text:c="4"/>// Operator: division.</text:span></text:p>
      <text:p text:style-name="P10"><text:span text:style-name="T2"><text:s text:c="4"/>printf("Operator div: <text:s text:c="13"/>%s\n", yytext);</text:span></text:p>
      <text:p text:style-name="P10"><text:span text:style-name="T2">}</text:span></text:p>
      <text:p text:style-name="P10"><text:span text:style-name="T2">"&gt;" {</text:span></text:p>
      <text:p text:style-name="P10"><text:span text:style-name="T2"><text:s text:c="4"/>// Operator: greater.</text:span></text:p>
      <text:p text:style-name="P10"><text:span text:style-name="T2"><text:s text:c="4"/>printf("Operator greater: <text:s text:c="9"/>%s\n", yytext);</text:span></text:p>
      <text:p text:style-name="P10"><text:span text:style-name="T2">}</text:span></text:p>
      <text:p text:style-name="P10"><text:span text:style-name="T2">"&gt;=" {</text:span></text:p>
      <text:p text:style-name="P10"><text:span text:style-name="T2"><text:s text:c="4"/>// Operator: greater or equal.</text:span></text:p>
      <text:p text:style-name="P10"><text:span text:style-name="T2"><text:s text:c="4"/>printf("Operator greater or equal: %s\n", yytext);</text:span></text:p>
      <text:p text:style-name="P10"><text:span text:style-name="T2">}</text:span></text:p>
      <text:p text:style-name="P10"><text:span text:style-name="T2">"&lt;" {</text:span></text:p>
      <text:p text:style-name="P10"><text:span text:style-name="T2"><text:s text:c="4"/>// Operator: less.</text:span></text:p>
      <text:p text:style-name="P10"><text:span text:style-name="T2"><text:s text:c="4"/>printf("Operator less: <text:s text:c="12"/>%s\n", yytext);</text:span></text:p>
      <text:p text:style-name="P10"><text:span text:style-name="T2">}</text:span></text:p>
      <text:p text:style-name="P10"><text:span text:style-name="T2">"&lt;=" {</text:span></text:p>
      <text:p text:style-name="P10"><text:span text:style-name="T2"><text:s text:c="4"/>// Operator: less or equal.</text:span></text:p>
      <text:p text:style-name="P10"><text:span text:style-name="T2"><text:s text:c="4"/>printf("Operator less or equal: <text:s text:c="3"/>%s\n", yytext);</text:span></text:p>
      <text:p text:style-name="P10"><text:span text:style-name="T2">}</text:span></text:p>
      <text:p text:style-name="P10"><text:span text:style-name="T2">"=" {</text:span></text:p>
      <text:p text:style-name="P10"><text:span text:style-name="T2"><text:s text:c="4"/>// Operator: equal.</text:span></text:p>
      <text:p text:style-name="P10"><text:span text:style-name="T2"><text:s text:c="4"/>printf("Operator equal: <text:s text:c="11"/>%s\n", yytext);</text:span></text:p>
      <text:p text:style-name="P10"><text:span text:style-name="T2">}</text:span></text:p>
      <text:p text:style-name="P10"><text:span text:style-name="T2">"and" {</text:span></text:p>
      <text:p text:style-name="P10"><text:span text:style-name="T2"><text:s text:c="4"/>// Operator: and.</text:span></text:p>
      <text:p text:style-name="P10"><text:span text:style-name="T2"><text:s text:c="4"/>printf("Operator and: <text:s text:c="13"/>%s\n", yytext);</text:span></text:p>
      <text:p text:style-name="P10"><text:span text:style-name="T2">}</text:span></text:p>
      <text:p text:style-name="P10"><text:span text:style-name="T2">"or" {</text:span></text:p>
      <text:p text:style-name="P10"><text:span text:style-name="T2"><text:s text:c="4"/>// Operator: or.</text:span></text:p>
      <text:p text:style-name="P10"><text:span text:style-name="T2"><text:s text:c="4"/>printf("Operator or: <text:s text:c="14"/>%s\n", yytext);</text:span></text:p>
      <text:p text:style-name="P10"><text:span text:style-name="T2">}</text:span></text:p>
      <text:p text:style-name="P10"><text:span text:style-name="T2">"not" {</text:span></text:p>
      <text:p text:style-name="P10"><text:span text:style-name="T2"><text:s text:c="4"/>// Operator: not.</text:span></text:p>
      <text:p text:style-name="P10"><text:span text:style-name="T2"><text:s text:c="4"/>printf("Operator not: <text:s text:c="13"/>%s\n", yytext);</text:span></text:p>
      <text:p text:style-name="P10"><text:span text:style-name="T2">}</text:span></text:p>
      <text:p text:style-name="P10"><text:span text:style-name="T2">"t" {</text:span></text:p>
      <text:p text:style-name="P10"><text:span text:style-name="T2"><text:s text:c="4"/>// Boolean constant - true.</text:span></text:p>
      <text:p text:style-name="P10"><text:span text:style-name="T2"><text:s text:c="4"/>printf("Boolean constant - true: <text:s text:c="2"/>%s\n", yytext);</text:span></text:p>
      <text:p text:style-name="P10"><text:span text:style-name="T2">}</text:span></text:p>
      <text:p text:style-name="P10"><text:span text:style-name="T2">"nil" {</text:span></text:p>
      <text:p text:style-name="P10"><text:span text:style-name="T2"><text:s text:c="4"/>// Boolean constant - false.</text:span></text:p>
      <text:p text:style-name="P10"><text:span text:style-name="T2"><text:s text:c="4"/>printf("Boolean constant - false: <text:s/>%s\n", yytext);</text:span></text:p>
      <text:p text:style-name="P10"><text:span text:style-name="T2">}</text:span></text:p>
      <text:p text:style-name="P10"><text:span text:style-name="T2">"#b"{DIGIT_BIN}+ {</text:span></text:p>
      <text:p text:style-name="P10"><text:span text:style-name="T2"><text:s text:c="4"/>// Numeric constant - binary.</text:span></text:p>
      <text:p text:style-name="P10"><text:span text:style-name="T2"><text:s text:c="4"/>int value = nondec2dec(yytext + 2, 2);</text:span></text:p>
      <text:p text:style-name="P10"><text:span text:style-name="T2"><text:s text:c="4"/>printf("Numeric constant - bin: <text:s text:c="3"/>%d\n", value);</text:span></text:p>
      <text:p text:style-name="P10"><text:span text:style-name="T2">}</text:span></text:p>
      <text:p text:style-name="P10"><text:span text:style-name="T2">"#o"{DIGIT_OCT}+ {</text:span></text:p>
      <text:p text:style-name="P10"><text:span text:style-name="T2"><text:s text:c="4"/>// Numeric constant - octal.</text:span></text:p>
      <text:p text:style-name="P10"><text:span text:style-name="T2"><text:s text:c="4"/>int value = nondec2dec(yytext + 2, 8);</text:span></text:p>
      <text:p text:style-name="P10"><text:span text:style-name="T2"><text:s text:c="4"/>printf("Numeric constant - oct: <text:s text:c="3"/>%d\n", value);</text:span></text:p>
      <text:p text:style-name="P10"><text:span text:style-name="T2">}</text:span></text:p>
      <text:p text:style-name="P10"><text:span text:style-name="T2">{DIGIT_DEC}+"."? {</text:span></text:p>
      <text:p text:style-name="P10"><text:span text:style-name="T2"><text:s text:c="4"/>// Numeric constant.</text:span></text:p>
      <text:p text:style-name="P10"><text:span text:style-name="T2"><text:s text:c="4"/>if (yytext[yyleng - 1] == '.')</text:span></text:p>
      <text:p text:style-name="P10"><text:span text:style-name="T2"><text:s text:c="8"/>yytext[yyleng - 1] = '\0';</text:span></text:p>
      <text:p text:style-name="P10"><text:span text:style-name="T2"><text:s text:c="4"/>int value = nondec2dec(yytext, 10);</text:span></text:p>
      <text:p text:style-name="P10"><text:span text:style-name="T2"><text:s text:c="4"/>printf("Numeric constant - dec: <text:s text:c="3"/>%d\n", value);</text:span></text:p>
      <text:p text:style-name="P10"><text:span text:style-name="T2">}</text:span></text:p>
      <text:p text:style-name="P10"><text:span text:style-name="T2">"#x"{DIGIT_HEX}+ {</text:span></text:p>
      <text:p text:style-name="P10"><text:span text:style-name="T2"><text:s text:c="4"/>// Numeric constant - hexadecimal.</text:span></text:p>
      <text:p text:style-name="P10"><text:span text:style-name="T2"><text:s text:c="4"/>int value = nondec2dec(yytext + 2, 16);</text:span></text:p>
      <text:p text:style-name="P10"><text:span text:style-name="T2"><text:s text:c="4"/>printf("Numeric constant - hex: <text:s text:c="3"/>%d\n", value);</text:span></text:p>
      <text:p text:style-name="P10"><text:span text:style-name="T2">}</text:span></text:p>
      <text:p text:style-name="P10"><text:span text:style-name="T2">"#\\"{NOTWHITESPACE} {</text:span></text:p>
      <text:p text:style-name="P10"><text:span text:style-name="T2"><text:s text:c="4"/>// Character constant.</text:span></text:p>
      <text:p text:style-name="P10"><text:span text:style-name="T2"><text:s text:c="4"/>printf("Character constant: <text:s text:c="7"/>%s\n", yytext + 2);</text:span></text:p>
      <text:p text:style-name="P10"><text:span text:style-name="T2">}</text:span></text:p>
      <text:p text:style-name="P10"><text:span text:style-name="T2">"#\\"("SPACE"|"TAB"|"NEWLINE"|"PAGE"|"RUBOUT"|"LINEFEED"|"RETURN"|"BACKSPACE") {</text:span></text:p>
      <text:p text:style-name="P10"><text:span text:style-name="T2"><text:s text:c="4"/>// Character constant - whitespace.</text:span></text:p>
      <text:p text:style-name="P10"><text:span text:style-name="T2"><text:s text:c="4"/>// TODO: convert to a real character.</text:span></text:p>
      <text:p text:style-name="P10"><text:span text:style-name="T2"><text:s text:c="4"/>printf("Character constant: <text:s text:c="7"/>%s\n", yytext + 2);</text:span></text:p>
      <text:p text:style-name="P10"><text:span text:style-name="T2">}</text:span></text:p>
      <text:p text:style-name="P10"><text:span text:style-name="T2">"loop" {</text:span></text:p>
      <text:p text:style-name="P10"><text:soft-page-break/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fo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i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do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from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to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repea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whil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until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prog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defparamete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setf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le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vecto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vector-push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vector-pop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el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lis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list-length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length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find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positio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remov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substitut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concatenat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if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dotimes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defu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slot-valu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ope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clos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with-open-fil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forma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funcall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defclass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oft-page-break/><text:span text:style-name="T2">"'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print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initform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reade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write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accessor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initarg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allocatio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type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documentation"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":"{SYMBOLID}+ {</text:span></text:p>
      <text:p text:style-name="P10"><text:span text:style-name="T2"><text:s text:c="4"/>printf("Key word: <text:s text:c="17"/>%s\n", yytext);</text:span></text:p>
      <text:p text:style-name="P10"><text:span text:style-name="T2">}</text:span></text:p>
      <text:p text:style-name="P10"><text:span text:style-name="T2">{SYMBOLID}+ {</text:span></text:p>
      <text:p text:style-name="P10"><text:span text:style-name="T2"><text:s text:c="4"/>printf("Symbol: <text:s text:c="19"/>%s\n", yytext);</text:span></text:p>
      <text:p text:style-name="P10"><text:span text:style-name="T2">}</text:span></text:p>
      <text:p text:style-name="P10"><text:span text:style-name="T2">. {</text:span></text:p>
      <text:p text:style-name="P10"><text:span text:style-name="T2"><text:s text:c="4"/>printf("UNEXPECTED CHARACTER: <text:s text:c="5"/>%s\n", yytext);</text:span></text:p>
      <text:p text:style-name="P10"><text:span text:style-name="T2">}</text:span></text:p>
      <text:p text:style-name="P10"><text:span text:style-name="T2">&lt;COMMENT_ML&gt;"|" {</text:span></text:p>
      <text:p text:style-name="P10"><text:span text:style-name="T2"><text:s text:c="4"/>// Multiline comment body: any character.</text:span></text:p>
      <text:p text:style-name="P10"><text:span text:style-name="T2"><text:s text:c="4"/>buffer[buffer_length++] = yytext[0];</text:span></text:p>
      <text:p text:style-name="P10"><text:span text:style-name="T2">}</text:span></text:p>
      <text:p text:style-name="P10"><text:span text:style-name="T2">&lt;COMMENT_ML&gt;"#" {</text:span></text:p>
      <text:p text:style-name="P10"><text:span text:style-name="T2"><text:s text:c="4"/>// Multiline comment body: any character.</text:span></text:p>
      <text:p text:style-name="P10"><text:span text:style-name="T2"><text:s text:c="4"/>buffer[buffer_length++] = yytext[0];</text:span></text:p>
      <text:p text:style-name="P10"><text:span text:style-name="T2">}</text:span></text:p>
      <text:p text:style-name="P10"><text:span text:style-name="T2">&lt;COMMENT_ML&gt;[^|#]+ {</text:span></text:p>
      <text:p text:style-name="P10"><text:span text:style-name="T2"><text:s text:c="4"/>// Multiline comment body: any character.</text:span></text:p>
      <text:p text:style-name="P10"><text:span text:style-name="T2"><text:s text:c="4"/>for (int i = 0; i &lt; yyleng; i++)</text:span></text:p>
      <text:p text:style-name="P10"><text:span text:style-name="T2"><text:s text:c="8"/>buffer[buffer_length++] = yytext[i];</text:span></text:p>
      <text:p text:style-name="P10"><text:span text:style-name="T2">}</text:span></text:p>
      <text:p text:style-name="P10"><text:span text:style-name="T2">&lt;COMMENT_ML&gt;"|#" {</text:span></text:p>
      <text:p text:style-name="P10"><text:span text:style-name="T2"><text:s text:c="4"/>// Multiline comment ending.</text:span></text:p>
      <text:p text:style-name="P10"><text:span text:style-name="T2"><text:s text:c="4"/>buffer_output("Comment: <text:s text:c="18"/>", buffer, buffer_length);</text:span></text:p>
      <text:p text:style-name="P10"><text:span text:style-name="T2"><text:s text:c="4"/>buffer_length = 0;</text:span></text:p>
      <text:p text:style-name="P10"><text:span text:style-name="T2"><text:s text:c="4"/>BEGIN(INITIAL);</text:span></text:p>
      <text:p text:style-name="P10"><text:span text:style-name="T2">}</text:span></text:p>
      <text:p text:style-name="P10"><text:span text:style-name="T2">&lt;COMMENT_ML&gt;&lt;&lt;EOF&gt;&gt; {</text:span></text:p>
      <text:p text:style-name="P10"><text:span text:style-name="T2"><text:s text:c="4"/>puts("ERROR: UNCLOSED COMMENT");</text:span></text:p>
      <text:p text:style-name="P10"><text:span text:style-name="T2"><text:s text:c="4"/>yyterminate();</text:span></text:p>
      <text:p text:style-name="P10"><text:span text:style-name="T2">}</text:span></text:p>
      <text:p text:style-name="P10"><text:span text:style-name="T2">&lt;STRING&gt;"\\\"" {</text:span></text:p>
      <text:p text:style-name="P10"><text:span text:style-name="T2"><text:s text:c="4"/>// String constant body: escaped quote character.</text:span></text:p>
      <text:p text:style-name="P10"><text:span text:style-name="T2"><text:s text:c="4"/>buffer[buffer_length++] = '"';</text:span></text:p>
      <text:p text:style-name="P10"><text:span text:style-name="T2">}</text:span></text:p>
      <text:p text:style-name="P10"><text:span text:style-name="T2">&lt;STRING&gt;"\\\\" {</text:span></text:p>
      <text:p text:style-name="P10"><text:span text:style-name="T2"><text:s text:c="4"/>// String constant body: escaped slash character.</text:span></text:p>
      <text:p text:style-name="P10"><text:span text:style-name="T2"><text:s text:c="4"/>buffer[buffer_length++] = '\\';</text:span></text:p>
      <text:p text:style-name="P10"><text:span text:style-name="T2">}</text:span></text:p>
      <text:p text:style-name="P10"><text:span text:style-name="T2">&lt;STRING&gt;[^"\"\\"]+ {</text:span></text:p>
      <text:p text:style-name="P10"><text:span text:style-name="T2"><text:s text:c="4"/>// String constant body: non-quote, non-slash characters.</text:span></text:p>
      <text:p text:style-name="P10"><text:span text:style-name="T2"><text:s text:c="4"/>for (int i = 0; i &lt; yyleng; i++)</text:span></text:p>
      <text:p text:style-name="P10"><text:span text:style-name="T2"><text:s text:c="8"/>buffer[buffer_length++] = yytext[i];</text:span></text:p>
      <text:p text:style-name="P10"><text:span text:style-name="T2">}</text:span></text:p>
      <text:p text:style-name="P10"><text:span text:style-name="T2">&lt;STRING&gt;"\\" {</text:span></text:p>
      <text:p text:style-name="P10"><text:span text:style-name="T2"><text:s text:c="4"/>// String constant body: unrecognized slash character.</text:span></text:p>
      <text:p text:style-name="P10"><text:span text:style-name="T2"><text:s text:c="4"/>buffer[buffer_length++] = '\\';</text:span></text:p>
      <text:p text:style-name="P10"><text:span text:style-name="T2">}</text:span></text:p>
      <text:p text:style-name="P10"><text:span text:style-name="T2">&lt;STRING&gt;"\"" {</text:span></text:p>
      <text:p text:style-name="P10"><text:span text:style-name="T2"><text:s text:c="4"/>// String constant ending.</text:span></text:p>
      <text:p text:style-name="P10"><text:span text:style-name="T2"><text:s text:c="4"/>buffer_output("String constant: <text:s text:c="10"/>", buffer, buffer_length);</text:span></text:p>
      <text:p text:style-name="P10"><text:span text:style-name="T2"><text:s text:c="4"/>buffer_length = 0;</text:span></text:p>
      <text:p text:style-name="P10"><text:span text:style-name="T2"><text:s text:c="4"/>BEGIN(INITIAL);</text:span></text:p>
      <text:p text:style-name="P10"><text:span text:style-name="T2">}</text:span></text:p>
      <text:p text:style-name="P10"><text:span text:style-name="T2">&lt;STRING&gt;&lt;&lt;EOF&gt;&gt; {</text:span></text:p>
      <text:p text:style-name="P10"><text:span text:style-name="T2"><text:s text:c="4"/>puts("ERROR: UNCLOSED STRING CONSTANT");</text:span></text:p>
      <text:p text:style-name="P10"><text:span text:style-name="T2"><text:s text:c="4"/>yyterminate();</text:span></text:p>
      <text:p text:style-name="P10"><text:span text:style-name="T2">}</text:span></text:p>
      <text:p text:style-name="P10"><text:span text:style-name="T2"/></text:p>
      <text:p text:style-name="P10"><text:span text:style-name="T2">%%</text:span></text:p>
      <text:p text:style-name="P10"><text:span text:style-name="T2"/></text:p>
      <text:p text:style-name="P10"><text:span text:style-name="T2">int main(int argc, char * argv[])</text:span></text:p>
      <text:p text:style-name="P10"><text:span text:style-name="T2">{</text:span></text:p>
      <text:p text:style-name="P10"><text:span text:style-name="T2"><text:s text:c="4"/>yyin = fopen("text.txt", "r");</text:span></text:p>
      <text:p text:style-name="P10"><text:span text:style-name="T2"><text:s text:c="4"/>if (yyin == 0)</text:span></text:p>
      <text:p text:style-name="P10"><text:span text:style-name="T2"><text:s text:c="8"/>printf("error opening text.txt\n");</text:span></text:p>
      <text:p text:style-name="P10"><text:span text:style-name="T2"><text:s text:c="4"/>else</text:span></text:p>
      <text:p text:style-name="P10"><text:span text:style-name="T2"><text:s text:c="4"/>{</text:span></text:p>
      <text:p text:style-name="P10"><text:span text:style-name="T2"><text:s text:c="8"/>yylex();</text:span></text:p>
      <text:p text:style-name="P10"><text:span text:style-name="T2"><text:s text:c="8"/>fclose(yyin);</text:span></text:p>
      <text:p text:style-name="P10"><text:span text:style-name="T2"><text:s text:c="4"/>}</text:span></text:p>
      <text:p text:style-name="P10"><text:span text:style-name="T2"><text:s text:c="4"/>return 0;</text:span></text:p>
      <text:p text:style-name="P10"><text:span text:style-name="T2">}</text:span></text:p>
      <text:p text:style-name="P5"><text:soft-page-break/>Тестовый файл, содержащий перечисленные лексемы и кусок кода на Common Lisp</text:p>
      <text:p text:style-name="P5"/>
      <text:p text:style-name="P12"><text:span text:style-name="T3">#|multiline #| # |comment</text:span></text:p>
      <text:p text:style-name="P12"><text:span text:style-name="T3">here#| still here |#</text:span></text:p>
      <text:p text:style-name="P12"><text:span text:style-name="T3">"do cats \\eat quotes\" or recognize single \slashes?"</text:span></text:p>
      <text:p text:style-name="P12"><text:span text:style-name="T3">;comment</text:span></text:p>
      <text:p text:style-name="P12"><text:span text:style-name="T3">"multi-</text:span></text:p>
      <text:p text:style-name="P12"><text:span text:style-name="T3"><text:s text:c="4"/>line string</text:span></text:p>
      <text:p text:style-name="P12"><text:span text:style-name="T3"><text:s text:c="8"/>\"\\ constant folowed by unrecognized \slash"</text:span></text:p>
      <text:p text:style-name="P12"><text:span text:style-name="T3">( ) + - * / &gt;= &gt; &lt; &lt;= = aNd or not t NiL</text:span></text:p>
      <text:p text:style-name="P12"><text:span text:style-name="T3">#b10178 #B010 #O77 #o11 #xFF #XFFFFzyx #\f #\NEWLINE</text:span></text:p>
      <text:p text:style-name="P12"><text:span text:style-name="T3">loop for in do from to repeat while until progn</text:span></text:p>
      <text:p text:style-name="P12"><text:span text:style-name="T3">defparameter setf let vector vector-push vector-pop elt list</text:span></text:p>
      <text:p text:style-name="P12"><text:span text:style-name="T3">list-length length find position remove substitute concatenate if dotimes</text:span></text:p>
      <text:p text:style-name="P12"><text:span text:style-name="T3">defun slot-value open close with-open-file format funcall</text:span></text:p>
      <text:p text:style-name="P12"><text:span text:style-name="T3">defclass ' print :initform :reader :writer :accessor :initarg :allocation :type :documentation :initformaaaa</text:span></text:p>
      <text:p text:style-name="P12"><text:span text:style-name="T3">this_is_a_var</text:span></text:p>
      <text:p text:style-name="P12"><text:span text:style-name="T3">"#||#"</text:span></text:p>
      <text:p text:style-name="P12"><text:span text:style-name="T3">#|"|#</text:span></text:p>
      <text:p text:style-name="P12"><text:span text:style-name="T3">(defun BubbleSort (v)</text:span></text:p>
      <text:p text:style-name="P12"><text:span text:style-name="T3"><text:s text:c="8"/>;Sort elements of sequence</text:span></text:p>
      <text:p text:style-name="P12"><text:span text:style-name="T3"><text:s text:c="8"/>(dotimes (i (length v))</text:span></text:p>
      <text:p text:style-name="P12"><text:span text:style-name="T3"><text:s text:c="16"/>(dotimes (j (length v))</text:span></text:p>
      <text:p text:style-name="P12"><text:span text:style-name="T3"><text:s text:c="24"/>(if (&gt; (elt v i) (elt v j))</text:span></text:p>
      <text:p text:style-name="P12"><text:span text:style-name="T3"><text:s text:c="32"/>(progn (setf temp (elt v j))</text:span></text:p>
      <text:p text:style-name="P12"><text:span text:style-name="T3"><text:s text:c="39"/>(setf(elt v j) (elt v i))</text:span></text:p>
      <text:p text:style-name="P12"><text:span text:style-name="T3"><text:s text:c="39"/>(setf(elt v i) temp))))))</text:span></text:p>
      <text:p text:style-name="P12"><text:span text:style-name="T3">(setf *x* (vector 7 15 1))</text:span></text:p>
      <text:p text:style-name="P12"><text:span text:style-name="T3">(BubbleSort *x*)</text:span></text:p>
      <text:p text:style-name="P12"><text:span text:style-name="T3">(print *x*)</text:span></text:p>
      <text:p text:style-name="P12"><text:span text:style-name="T3">kinda_weird_symbol_azAZ0-9+-*/@$%^&amp;_=&lt;&gt;~.</text:span></text:p>
      <text:p text:style-name="P7"/>
      <text:p text:style-name="P6">Результат разбора тестового файла получившимся лексером</text:p>
      <text:p text:style-name="P6"/>
      <text:p text:style-name="P11"><text:span text:style-name="T4">Comment: <text:s text:c="18"/>multiline #| # |comment</text:span></text:p>
      <text:p text:style-name="P11"><text:span text:style-name="T4">here#| still here </text:span></text:p>
      <text:p text:style-name="P11"><text:span text:style-name="T4">String constant: <text:s text:c="10"/>do cats \eat quotes" or recognize single \slashes?</text:span></text:p>
      <text:p text:style-name="P11"><text:span text:style-name="T4">Comment: <text:s text:c="18"/>comment</text:span></text:p>
      <text:p text:style-name="P11"><text:span text:style-name="T4">String constant: <text:s text:c="10"/>multi-</text:span></text:p>
      <text:p text:style-name="P11"><text:span text:style-name="T4"><text:s text:c="4"/>line string</text:span></text:p>
      <text:p text:style-name="P11"><text:span text:style-name="T4"><text:s text:c="8"/>"\ constant folowed by unrecognized \slash</text:span></text:p>
      <text:p text:style-name="P11"><text:span text:style-name="T4">Opening paren: <text:s text:c="12"/>(</text:span></text:p>
      <text:p text:style-name="P11"><text:span text:style-name="T4">Closing paren: <text:s text:c="12"/>)</text:span></text:p>
      <text:p text:style-name="P11"><text:span text:style-name="T4">Operator add: <text:s text:c="13"/>+</text:span></text:p>
      <text:p text:style-name="P11"><text:span text:style-name="T4">Operator sub: <text:s text:c="13"/>-</text:span></text:p>
      <text:p text:style-name="P11"><text:span text:style-name="T4">Operator mult: <text:s text:c="12"/>*</text:span></text:p>
      <text:p text:style-name="P11"><text:span text:style-name="T4">Operator div: <text:s text:c="13"/>/</text:span></text:p>
      <text:p text:style-name="P11"><text:span text:style-name="T4">Operator greater or equal: &gt;=</text:span></text:p>
      <text:p text:style-name="P11"><text:span text:style-name="T4">Operator greater: <text:s text:c="9"/>&gt;</text:span></text:p>
      <text:p text:style-name="P11"><text:span text:style-name="T4">Operator less: <text:s text:c="12"/>&lt;</text:span></text:p>
      <text:p text:style-name="P11"><text:span text:style-name="T4">Operator less or equal: <text:s text:c="3"/>&lt;=</text:span></text:p>
      <text:p text:style-name="P11"><text:span text:style-name="T4">Operator equal: <text:s text:c="11"/>=</text:span></text:p>
      <text:p text:style-name="P11"><text:span text:style-name="T4">Operator and: <text:s text:c="13"/>aNd</text:span></text:p>
      <text:p text:style-name="P11"><text:span text:style-name="T4">Operator or: <text:s text:c="14"/>or</text:span></text:p>
      <text:p text:style-name="P11"><text:span text:style-name="T4">Operator not: <text:s text:c="13"/>not</text:span></text:p>
      <text:p text:style-name="P11"><text:span text:style-name="T4">Boolean constant - true: <text:s text:c="2"/>t</text:span></text:p>
      <text:p text:style-name="P11"><text:span text:style-name="T4">Boolean constant - false: <text:s/>NiL</text:span></text:p>
      <text:p text:style-name="P11"><text:span text:style-name="T4">Numeric constant - bin: <text:s text:c="3"/>5</text:span></text:p>
      <text:p text:style-name="P11"><text:span text:style-name="T4">Numeric constant - dec: <text:s text:c="3"/>78</text:span></text:p>
      <text:p text:style-name="P11"><text:span text:style-name="T4">Numeric constant - bin: <text:s text:c="3"/>2</text:span></text:p>
      <text:p text:style-name="P11"><text:span text:style-name="T4">Numeric constant - oct: <text:s text:c="3"/>63</text:span></text:p>
      <text:p text:style-name="P11"><text:span text:style-name="T4">Numeric constant - oct: <text:s text:c="3"/>9</text:span></text:p>
      <text:p text:style-name="P11"><text:span text:style-name="T4">Numeric constant - hex: <text:s text:c="3"/>255</text:span></text:p>
      <text:p text:style-name="P11"><text:span text:style-name="T4">Numeric constant - hex: <text:s text:c="3"/>65535</text:span></text:p>
      <text:p text:style-name="P11"><text:span text:style-name="T4">Symbol: <text:s text:c="19"/>zyx</text:span></text:p>
      <text:p text:style-name="P11"><text:span text:style-name="T4">Character constant: <text:s text:c="7"/>f</text:span></text:p>
      <text:p text:style-name="P11"><text:span text:style-name="T4">Character constant: <text:s text:c="7"/>NEWLINE</text:span></text:p>
      <text:p text:style-name="P11"><text:span text:style-name="T4">Key word: <text:s text:c="17"/>loop</text:span></text:p>
      <text:p text:style-name="P11"><text:span text:style-name="T4">Key word: <text:s text:c="17"/>for</text:span></text:p>
      <text:p text:style-name="P11"><text:span text:style-name="T4">Key word: <text:s text:c="17"/>in</text:span></text:p>
      <text:p text:style-name="P11"><text:span text:style-name="T4">Key word: <text:s text:c="17"/>do</text:span></text:p>
      <text:p text:style-name="P11"><text:soft-page-break/><text:span text:style-name="T4">Key word: <text:s text:c="17"/>from</text:span></text:p>
      <text:p text:style-name="P11"><text:span text:style-name="T4">Key word: <text:s text:c="17"/>to</text:span></text:p>
      <text:p text:style-name="P11"><text:span text:style-name="T4">Key word: <text:s text:c="17"/>repeat</text:span></text:p>
      <text:p text:style-name="P11"><text:span text:style-name="T4">Key word: <text:s text:c="17"/>while</text:span></text:p>
      <text:p text:style-name="P11"><text:span text:style-name="T4">Key word: <text:s text:c="17"/>until</text:span></text:p>
      <text:p text:style-name="P11"><text:span text:style-name="T4">Key word: <text:s text:c="17"/>progn</text:span></text:p>
      <text:p text:style-name="P11"><text:span text:style-name="T4">Key word: <text:s text:c="17"/>defparameter</text:span></text:p>
      <text:p text:style-name="P11"><text:span text:style-name="T4">Key word: <text:s text:c="17"/>setf</text:span></text:p>
      <text:p text:style-name="P11"><text:span text:style-name="T4">Key word: <text:s text:c="17"/>let</text:span></text:p>
      <text:p text:style-name="P11"><text:span text:style-name="T4">Key word: <text:s text:c="17"/>vector</text:span></text:p>
      <text:p text:style-name="P11"><text:span text:style-name="T4">Key word: <text:s text:c="17"/>vector-push</text:span></text:p>
      <text:p text:style-name="P11"><text:span text:style-name="T4">Key word: <text:s text:c="17"/>vector-pop</text:span></text:p>
      <text:p text:style-name="P11"><text:span text:style-name="T4">Key word: <text:s text:c="17"/>elt</text:span></text:p>
      <text:p text:style-name="P11"><text:span text:style-name="T4">Key word: <text:s text:c="17"/>list</text:span></text:p>
      <text:p text:style-name="P11"><text:span text:style-name="T4">Key word: <text:s text:c="17"/>list-length</text:span></text:p>
      <text:p text:style-name="P11"><text:span text:style-name="T4">Key word: <text:s text:c="17"/>length</text:span></text:p>
      <text:p text:style-name="P11"><text:span text:style-name="T4">Key word: <text:s text:c="17"/>find</text:span></text:p>
      <text:p text:style-name="P11"><text:span text:style-name="T4">Key word: <text:s text:c="17"/>position</text:span></text:p>
      <text:p text:style-name="P11"><text:span text:style-name="T4">Key word: <text:s text:c="17"/>remove</text:span></text:p>
      <text:p text:style-name="P11"><text:span text:style-name="T4">Key word: <text:s text:c="17"/>substitute</text:span></text:p>
      <text:p text:style-name="P11"><text:span text:style-name="T4">Key word: <text:s text:c="17"/>concatenate</text:span></text:p>
      <text:p text:style-name="P11"><text:span text:style-name="T4">Key word: <text:s text:c="17"/>if</text:span></text:p>
      <text:p text:style-name="P11"><text:span text:style-name="T4">Key word: <text:s text:c="17"/>dotimes</text:span></text:p>
      <text:p text:style-name="P11"><text:span text:style-name="T4">Key word: <text:s text:c="17"/>defun</text:span></text:p>
      <text:p text:style-name="P11"><text:span text:style-name="T4">Key word: <text:s text:c="17"/>slot-value</text:span></text:p>
      <text:p text:style-name="P11"><text:span text:style-name="T4">Key word: <text:s text:c="17"/>open</text:span></text:p>
      <text:p text:style-name="P11"><text:span text:style-name="T4">Key word: <text:s text:c="17"/>close</text:span></text:p>
      <text:p text:style-name="P11"><text:span text:style-name="T4">Key word: <text:s text:c="17"/>with-open-file</text:span></text:p>
      <text:p text:style-name="P11"><text:span text:style-name="T4">Key word: <text:s text:c="17"/>format</text:span></text:p>
      <text:p text:style-name="P11"><text:span text:style-name="T4">Key word: <text:s text:c="17"/>funcall</text:span></text:p>
      <text:p text:style-name="P11"><text:span text:style-name="T4">Key word: <text:s text:c="17"/>defclass</text:span></text:p>
      <text:p text:style-name="P11"><text:span text:style-name="T4">Key word: <text:s text:c="17"/>'</text:span></text:p>
      <text:p text:style-name="P11"><text:span text:style-name="T4">Key word: <text:s text:c="17"/>print</text:span></text:p>
      <text:p text:style-name="P11"><text:span text:style-name="T4">Key word: <text:s text:c="17"/>:initform</text:span></text:p>
      <text:p text:style-name="P11"><text:span text:style-name="T4">Key word: <text:s text:c="17"/>:reader</text:span></text:p>
      <text:p text:style-name="P11"><text:span text:style-name="T4">Key word: <text:s text:c="17"/>:writer</text:span></text:p>
      <text:p text:style-name="P11"><text:span text:style-name="T4">Key word: <text:s text:c="17"/>:accessor</text:span></text:p>
      <text:p text:style-name="P11"><text:span text:style-name="T4">Key word: <text:s text:c="17"/>:initarg</text:span></text:p>
      <text:p text:style-name="P11"><text:span text:style-name="T4">Key word: <text:s text:c="17"/>:allocation</text:span></text:p>
      <text:p text:style-name="P11"><text:span text:style-name="T4">Key word: <text:s text:c="17"/>:type</text:span></text:p>
      <text:p text:style-name="P11"><text:span text:style-name="T4">Key word: <text:s text:c="17"/>:documentation</text:span></text:p>
      <text:p text:style-name="P11"><text:span text:style-name="T4">Key word: <text:s text:c="17"/>:initformaaaa</text:span></text:p>
      <text:p text:style-name="P11"><text:span text:style-name="T4">Symbol: <text:s text:c="19"/>this_is_a_var</text:span></text:p>
      <text:p text:style-name="P11"><text:span text:style-name="T4">String constant: <text:s text:c="10"/>#||#</text:span></text:p>
      <text:p text:style-name="P11"><text:span text:style-name="T4">Comment: <text:s text:c="18"/>"</text:span></text:p>
      <text:p text:style-name="P11"><text:span text:style-name="T4">Opening paren: <text:s text:c="12"/>(</text:span></text:p>
      <text:p text:style-name="P11"><text:span text:style-name="T4">Key word: <text:s text:c="17"/>defun</text:span></text:p>
      <text:p text:style-name="P11"><text:span text:style-name="T4">Symbol: <text:s text:c="19"/>BubbleSort</text:span></text:p>
      <text:p text:style-name="P11"><text:span text:style-name="T4">Opening paren: <text:s text:c="12"/>(</text:span></text:p>
      <text:p text:style-name="P11"><text:span text:style-name="T4">Symbol: <text:s text:c="19"/>v</text:span></text:p>
      <text:p text:style-name="P11"><text:span text:style-name="T4">Closing paren: <text:s text:c="12"/>)</text:span></text:p>
      <text:p text:style-name="P11"><text:span text:style-name="T4">Comment: <text:s text:c="18"/>Sort elements of sequence</text:span></text:p>
      <text:p text:style-name="P11"><text:span text:style-name="T4">Opening paren: <text:s text:c="12"/>(</text:span></text:p>
      <text:p text:style-name="P11"><text:span text:style-name="T4">Key word: <text:s text:c="17"/>dotimes</text:span></text:p>
      <text:p text:style-name="P11"><text:span text:style-name="T4">Opening paren: <text:s text:c="12"/>(</text:span></text:p>
      <text:p text:style-name="P11"><text:span text:style-name="T4">Symbol: <text:s text:c="19"/>i</text:span></text:p>
      <text:p text:style-name="P11"><text:span text:style-name="T4">Opening paren: <text:s text:c="12"/>(</text:span></text:p>
      <text:p text:style-name="P11"><text:span text:style-name="T4">Key word: <text:s text:c="17"/>length</text:span></text:p>
      <text:p text:style-name="P11"><text:span text:style-name="T4">Symbol: <text:s text:c="19"/>v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dotimes</text:span></text:p>
      <text:p text:style-name="P11"><text:span text:style-name="T4">Opening paren: <text:s text:c="12"/>(</text:span></text:p>
      <text:p text:style-name="P11"><text:span text:style-name="T4">Symbol: <text:s text:c="19"/>j</text:span></text:p>
      <text:p text:style-name="P11"><text:span text:style-name="T4">Opening paren: <text:s text:c="12"/>(</text:span></text:p>
      <text:p text:style-name="P11"><text:span text:style-name="T4">Key word: <text:s text:c="17"/>length</text:span></text:p>
      <text:p text:style-name="P11"><text:span text:style-name="T4">Symbol: <text:s text:c="19"/>v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if</text:span></text:p>
      <text:p text:style-name="P11"><text:span text:style-name="T4">Opening paren: <text:s text:c="12"/>(</text:span></text:p>
      <text:p text:style-name="P11"><text:span text:style-name="T4">Operator greater: <text:s text:c="9"/>&gt;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i</text:span></text:p>
      <text:p text:style-name="P11"><text:soft-page-break/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j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progn</text:span></text:p>
      <text:p text:style-name="P11"><text:span text:style-name="T4">Opening paren: <text:s text:c="12"/>(</text:span></text:p>
      <text:p text:style-name="P11"><text:span text:style-name="T4">Key word: <text:s text:c="17"/>setf</text:span></text:p>
      <text:p text:style-name="P11"><text:span text:style-name="T4">Symbol: <text:s text:c="19"/>temp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j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setf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j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i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setf</text:span></text:p>
      <text:p text:style-name="P11"><text:span text:style-name="T4">Opening paren: <text:s text:c="12"/>(</text:span></text:p>
      <text:p text:style-name="P11"><text:span text:style-name="T4">Key word: <text:s text:c="17"/>elt</text:span></text:p>
      <text:p text:style-name="P11"><text:span text:style-name="T4">Symbol: <text:s text:c="19"/>v</text:span></text:p>
      <text:p text:style-name="P11"><text:span text:style-name="T4">Symbol: <text:s text:c="19"/>i</text:span></text:p>
      <text:p text:style-name="P11"><text:span text:style-name="T4">Closing paren: <text:s text:c="12"/>)</text:span></text:p>
      <text:p text:style-name="P11"><text:span text:style-name="T4">Symbol: <text:s text:c="19"/>temp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setf</text:span></text:p>
      <text:p text:style-name="P11"><text:span text:style-name="T4">Symbol: <text:s text:c="19"/>*x*</text:span></text:p>
      <text:p text:style-name="P11"><text:span text:style-name="T4">Opening paren: <text:s text:c="12"/>(</text:span></text:p>
      <text:p text:style-name="P11"><text:span text:style-name="T4">Key word: <text:s text:c="17"/>vector</text:span></text:p>
      <text:p text:style-name="P11"><text:span text:style-name="T4">Numeric constant - dec: <text:s text:c="3"/>7</text:span></text:p>
      <text:p text:style-name="P11"><text:span text:style-name="T4">Numeric constant - dec: <text:s text:c="3"/>15</text:span></text:p>
      <text:p text:style-name="P11"><text:span text:style-name="T4">Numeric constant - dec: <text:s text:c="3"/>1</text:span></text:p>
      <text:p text:style-name="P11"><text:span text:style-name="T4">Closing paren: <text:s text:c="12"/>)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Symbol: <text:s text:c="19"/>BubbleSort</text:span></text:p>
      <text:p text:style-name="P11"><text:span text:style-name="T4">Symbol: <text:s text:c="19"/>*x*</text:span></text:p>
      <text:p text:style-name="P11"><text:span text:style-name="T4">Closing paren: <text:s text:c="12"/>)</text:span></text:p>
      <text:p text:style-name="P11"><text:span text:style-name="T4">Opening paren: <text:s text:c="12"/>(</text:span></text:p>
      <text:p text:style-name="P11"><text:span text:style-name="T4">Key word: <text:s text:c="17"/>print</text:span></text:p>
      <text:p text:style-name="P11"><text:span text:style-name="T4">Symbol: <text:s text:c="19"/>*x*</text:span></text:p>
      <text:p text:style-name="P11"><text:span text:style-name="T4">Closing paren: <text:s text:c="12"/>)</text:span></text:p>
      <text:p text:style-name="P11"><text:span text:style-name="T4">Symbol: <text:s text:c="19"/>kinda_weird_symbol_azAZ0-9+-*/@$%^&amp;_=&lt;&gt;~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07:48</meta:creation-date>
    <dc:date>2012-09-29T10:19:06</dc:date>
    <meta:editing-duration>PT1H7M52S</meta:editing-duration>
    <meta:editing-cycles>86</meta:editing-cycles>
    <meta:generator>LibreOffice/3.6$Linux_X86_64 LibreOffice_project/360m1$Build-2</meta:generator>
    <meta:document-statistic meta:table-count="2" meta:image-count="0" meta:object-count="0" meta:page-count="9" meta:paragraph-count="758" meta:word-count="2209" meta:character-count="18988" meta:non-whitespace-character-count="12578"/>
  </office:meta>
</office:document-meta>
</file>